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500000096276A510D20E29727.png" manifest:media-type="image/png"/>
  <manifest:file-entry manifest:full-path="Pictures/10000001000001B300000055286E40F2787F98BA.png" manifest:media-type="image/png"/>
  <manifest:file-entry manifest:full-path="Pictures/100000010000012E00000043F35E68185140DD9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443205" draw:fill-color="#dee6ef" draw:textarea-horizontal-align="justify" draw:textarea-vertical-align="middle" draw:auto-grow-height="false" fo:min-height="5.297cm" fo:min-width="1.526cm"/>
    </style:style>
    <style:style style:name="gr2" style:family="graphic" style:parent-style-name="standard">
      <style:graphic-properties svg:stroke-color="#443205" draw:fill-color="#dee6ef" draw:textarea-horizontal-align="justify" draw:textarea-vertical-align="middle" draw:auto-grow-height="false" fo:min-height="5.284cm" fo:min-width="2.04cm"/>
    </style:style>
    <style:style style:name="gr3" style:family="graphic" style:parent-style-name="standard">
      <style:graphic-properties svg:stroke-color="#443205" draw:fill-color="#dee6ef" draw:textarea-horizontal-align="justify" draw:textarea-vertical-align="middle" draw:auto-grow-height="false" fo:min-height="5.284cm" fo:min-width="1.559cm"/>
    </style:style>
    <style:style style:name="gr4" style:family="graphic" style:parent-style-name="standard">
      <style:graphic-properties svg:stroke-color="#443205" draw:fill-color="#dee6ef" draw:textarea-horizontal-align="justify" draw:textarea-vertical-align="middle" draw:auto-grow-height="false" fo:min-height="5.284cm" fo:min-width="1.51cm"/>
    </style:style>
    <style:style style:name="gr5" style:family="graphic" style:parent-style-name="standard">
      <style:graphic-properties svg:stroke-color="#443205" draw:fill-color="#dee6ef" draw:textarea-horizontal-align="justify" draw:textarea-vertical-align="middle" draw:auto-grow-height="false" fo:min-height="5.284cm" fo:min-width="1.512cm"/>
    </style:style>
    <style:style style:name="gr6" style:family="graphic" style:parent-style-name="standard">
      <style:graphic-properties svg:stroke-color="#443205" draw:fill-color="#dee6ef" draw:textarea-horizontal-align="justify" draw:textarea-vertical-align="middle" draw:auto-grow-height="false" fo:min-height="5.284cm" fo:min-width="1.526cm"/>
    </style:style>
    <style:style style:name="gr7" style:family="graphic" style:parent-style-name="standard">
      <style:graphic-properties svg:stroke-color="#443205" draw:fill-color="#ffffff" draw:textarea-horizontal-align="justify" draw:textarea-vertical-align="middle" draw:auto-grow-height="false" fo:min-height="2.635cm" fo:min-width="4.481cm"/>
    </style:style>
    <style:style style:name="gr8" style:family="graphic" style:parent-style-name="standard">
      <style:graphic-properties svg:stroke-color="#ff0000" draw:fill-color="#ffffff" draw:textarea-horizontal-align="justify" draw:textarea-vertical-align="middle" draw:auto-grow-height="false" fo:min-height="2.727cm" fo:min-width="16.59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59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2.59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9cm" fo:min-width="2.59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2.59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2.59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5cm" fo:min-width="2.593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2.59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6cm" fo:min-width="2.593cm"/>
      <style:paragraph-properties style:writing-mode="lr-tb"/>
    </style:style>
    <style:style style:name="gr18" style:family="graphic" style:parent-style-name="objectwithoutfill">
      <style:graphic-properties draw:marker-end="Arrowheads_20_1" draw:marker-end-width="0.3cm" draw:fill="none" draw:textarea-vertical-align="middle"/>
    </style:style>
    <style:style style:name="gr19" style:family="graphic" style:parent-style-name="standard">
      <style:graphic-properties svg:stroke-color="#443205" draw:fill-color="#ffffd7" draw:textarea-horizontal-align="justify" draw:textarea-vertical-align="middle" draw:auto-grow-height="false" fo:min-height="2.387cm" fo:min-width="2.93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593cm"/>
      <style:paragraph-properties style:writing-mode="lr-tb"/>
    </style:style>
    <style:style style:name="gr21" style:family="graphic" style:parent-style-name="objectwithoutfill">
      <style:graphic-properties svg:stroke-color="#f10d0c" draw:marker-end="Arrowheads_20_1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6cm" fo:min-width="2.593cm"/>
      <style:paragraph-properties style:writing-mode="lr-tb"/>
    </style:style>
    <style:style style:name="gr23" style:family="graphic" style:parent-style-name="objectwithoutfill">
      <style:graphic-properties svg:stroke-color="#00a933" draw:marker-end="Arrowheads_20_1" draw:marker-end-width="0.3cm" draw:fill="none" draw:textarea-vertical-align="middle"/>
    </style:style>
    <style:style style:name="gr24" style:family="graphic" style:parent-style-name="standard">
      <style:graphic-properties draw:stroke="none" svg:stroke-color="#00a933" draw:fill="none" draw:fill-color="#ffffff" draw:textarea-horizontal-align="left" draw:auto-grow-height="true" draw:auto-grow-width="false" fo:min-height="0.556cm" fo:min-width="2.59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7cm" fo:min-width="2.59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4cm" fo:min-width="2.59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6cm" fo:min-width="2.59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7cm" fo:min-width="2.593cm"/>
      <style:paragraph-properties style:writing-mode="lr-tb"/>
    </style:style>
    <style:style style:name="gr29" style:family="graphic" style:parent-style-name="objectwithoutfill">
      <style:graphic-properties svg:stroke-color="#ff0000" draw:marker-end="Arrowheads_20_1" draw:marker-end-width="0.3cm" draw:fill="none" draw:textarea-vertical-align="middle"/>
    </style:style>
    <style:style style:name="gr30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1.096cm" fo:min-width="2.593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11cm" fo:min-width="2.593cm"/>
      <style:paragraph-properties style:writing-mode="lr-tb"/>
    </style:style>
    <style:style style:name="gr32" style:family="graphic" style:parent-style-name="standard">
      <style:graphic-properties svg:stroke-color="#ffd7d7" draw:fill-color="#ffd7d7" draw:textarea-horizontal-align="justify" draw:textarea-vertical-align="middle" draw:auto-grow-height="false" fo:min-height="0.772cm" fo:min-width="5.635cm"/>
    </style:style>
    <style:style style:name="gr33" style:family="graphic" style:parent-style-name="standard">
      <style:graphic-properties svg:stroke-color="#ffd7d7" draw:fill-color="#ffd7d7" draw:textarea-horizontal-align="justify" draw:textarea-vertical-align="middle" draw:auto-grow-height="false" fo:min-height="0.772cm" fo:min-width="10.45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8cm" fo:min-width="2.593cm"/>
      <style:paragraph-properties style:writing-mode="lr-tb"/>
    </style:style>
    <style:style style:name="gr36" style:family="graphic" style:parent-style-name="standard">
      <style:graphic-properties svg:stroke-color="#443205" draw:fill-color="#dee6ef" draw:textarea-horizontal-align="justify" draw:textarea-vertical-align="middle" draw:auto-grow-height="false" fo:min-height="5.284cm" fo:min-width="1.8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5cm" fo:min-width="2.59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2.593cm"/>
      <style:paragraph-properties style:writing-mode="lr-tb"/>
    </style:style>
    <style:style style:name="gr39" style:family="graphic" style:parent-style-name="standard">
      <style:graphic-properties svg:stroke-color="#443205" draw:fill-color="#eeeeee" draw:textarea-horizontal-align="justify" draw:textarea-vertical-align="middle" draw:auto-grow-height="false" fo:min-height="0.297cm" fo:min-width="4.48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8cm" fo:min-width="2.593cm"/>
      <style:paragraph-properties style:writing-mode="lr-tb"/>
    </style:style>
    <style:style style:name="gr41" style:family="graphic" style:parent-style-name="objectwithoutfill">
      <style:graphic-properties svg:stroke-color="#ff0000" draw:fill="none" draw:textarea-vertical-align="middle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63cm, 0cm, 1.127cm)" draw:image-opacity="100%" style:mirror="none"/>
    </style:style>
    <style:style style:name="gr43" style:family="graphic" style:parent-style-name="objectwithoutfill">
      <style:graphic-properties draw:fill="none" draw:textarea-vertical-align="middle"/>
    </style:style>
    <style:style style:name="gr44" style:family="graphic" style:parent-style-name="standard">
      <style:graphic-properties svg:stroke-color="#ffd7d7" draw:fill-color="#ffd7d7" draw:textarea-horizontal-align="justify" draw:textarea-vertical-align="middle" draw:auto-grow-height="false" fo:min-height="0.772cm" fo:min-width="5.286cm"/>
    </style:style>
    <style:style style:name="gr45" style:family="graphic" style:parent-style-name="standard">
      <style:graphic-properties svg:stroke-color="#ff0000" draw:fill-color="#f7d1d5" draw:textarea-horizontal-align="justify" draw:textarea-vertical-align="middle" draw:auto-grow-height="false" fo:min-height="0.281cm" fo:min-width="16.614cm"/>
      <style:paragraph-properties style:writing-mode="lr-tb"/>
    </style:style>
    <style:style style:name="gr46" style:family="graphic" style:parent-style-name="standard" style:list-style-name="L1">
      <style:graphic-properties draw:stroke="none" svg:stroke-color="#3465a4" draw:fill="none" draw:fill-color="#729fcf" draw:textarea-horizontal-align="left" draw:auto-grow-height="true" draw:auto-grow-width="false" fo:min-height="1.111cm" fo:min-width="2.593cm"/>
      <style:paragraph-properties style:writing-mode="lr-tb"/>
    </style:style>
    <style:style style:name="gr4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c9211e" loext:opacity="100%"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13" style:family="paragraph">
      <loext:graphic-properties draw:fill-color="#ffffd7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6" style:family="paragraph">
      <loext:graphic-properties draw:fill-color="#ffd7d7"/>
      <style:paragraph-properties fo:text-align="center"/>
    </style:style>
    <style:style style:name="P17" style:family="paragraph"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-color="#eeeeee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-color="#f7d1d5"/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indent="0cm" style:writing-mode="lr-tb"/>
      <style:text-properties fo:color="#000000" loext:opacity="100%" fo:font-size="14pt" style:font-size-asian="14pt" style:font-size-complex="14pt"/>
    </style:style>
    <style:style style:name="P21" style:family="paragraph">
      <loext:graphic-properties draw:fill-color="#ffffff"/>
      <style:paragraph-properties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-8% 58%" style:font-name="Liberation Sans2" fo:font-size="14pt" style:font-name-asian="Liberation Sans2" style:font-size-asian="14pt" style:font-name-complex="Liberation Sans2" style:font-size-complex="14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2" fo:font-size="14pt" fo:font-style="normal" fo:text-shadow="none" style:text-underline-style="none" fo:font-weight="normal" style:letter-kerning="true" style:font-name-asian="Liberation Sans2" style:font-size-asian="14pt" style:font-style-asian="normal" style:font-weight-asian="normal" style:font-name-complex="Liberation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c9211e" loext:opacity="100%" style:text-outline="false" style:text-line-through-style="none" style:text-line-through-type="none" style:text-position="-8% 58%" style:font-name="Liberation Sans2" fo:font-size="14pt" fo:font-style="normal" fo:text-shadow="none" style:text-underline-style="none" fo:font-weight="normal" style:letter-kerning="true" style:font-name-asian="Liberation Sans2" style:font-size-asian="14pt" style:font-style-asian="normal" style:font-weight-asian="normal" style:font-name-complex="Liberation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4pt" fo:font-style="normal" fo:text-shadow="none" style:text-underline-style="none" fo:font-weight="normal" style:letter-kerning="true" style:font-name-asian="Liberation Sans2" style:font-size-asian="14pt" style:font-style-asian="normal" style:font-weight-asian="normal" style:font-name-complex="Liberation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ans2" fo:font-size="14pt" style:font-name-asian="Liberation Sans2" style:font-size-asian="14pt" style:font-name-complex="Liberation Sans2" style:font-size-complex="14pt"/>
    </style:style>
    <style:style style:name="T10" style:family="text">
      <style:text-properties fo:color="#c9211e" loext:opacity="100%" style:text-position="-8% 58%" style:font-name="Liberation Sans2" fo:font-size="14pt" style:font-name-asian="Liberation Sans2" style:font-size-asian="14pt" style:font-name-complex="Liberation Sans2" style:font-size-complex="14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Liberation Sans2" style:font-size-asian="14pt" style:font-style-asian="normal" style:font-weight-asian="normal" style:font-name-complex="Liberation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9211e" loext:opacity="100%" style:text-outline="false" style:text-line-through-style="none" style:text-line-through-type="none" style:font-name="Liberation Sans2" fo:font-size="14pt" fo:font-style="normal" fo:text-shadow="none" style:text-underline-style="none" fo:font-weight="normal" style:letter-kerning="true" style:font-name-asian="Liberation Sans2" style:font-size-asian="14pt" style:font-style-asian="normal" style:font-weight-asian="normal" style:font-name-complex="Liberation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Liberation Sans2" fo:font-size="14pt" fo:font-style="normal" fo:text-shadow="none" style:text-underline-style="none" fo:font-weight="normal" style:letter-kerning="true" style:font-name-asian="Liberation Sans2" style:font-size-asian="14pt" style:font-style-asian="normal" style:font-weight-asian="normal" style:font-name-complex="Liberation Sans2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026cm" svg:height="5.547cm" svg:x="18.293cm" svg:y="3.3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5.534cm" svg:x="3.81cm" svg:y="3.3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059cm" svg:height="5.534cm" svg:x="6.929cm" svg:y="3.39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01cm" svg:height="5.534cm" svg:x="9.883cm" svg:y="3.3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012cm" svg:height="5.534cm" svg:x="12.59cm" svg:y="3.3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026cm" svg:height="5.534cm" svg:x="15.469cm" svg:y="3.3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981cm" svg:height="2.885cm" svg:x="1.32cm" svg:y="10.8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7.095cm" svg:height="2.977cm" svg:x="6.4cm" svg:y="10.7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3" draw:layer="layout" svg:width="3.262cm" svg:height="1.673cm" draw:transform="rotate (1.58091923645646) translate (0.083cm 7.167cm)">
          <draw:text-box>
            <text:p>Variables</text:p>
          </draw:text-box>
        </draw:frame>
        <draw:frame draw:style-name="gr9" draw:text-style-name="P5" draw:layer="layout" svg:width="5.715cm" svg:height="1.673cm" draw:transform="rotate (1.58126830230686) translate (0.125cm 14.144cm)">
          <draw:text-box>
            <text:p text:style-name="P4">Sampling design</text:p>
          </draw:text-box>
        </draw:frame>
        <draw:frame draw:style-name="gr10" draw:text-style-name="P6" draw:layer="layout" svg:width="1.735cm" svg:height="1.427cm" draw:transform="rotate (-0.00802851455917455) translate (15.85cm 2.457cm)">
          <draw:text-box>
            <text:p><text:span text:style-name="T1">2-3</text:span></text:p>
          </draw:text-box>
        </draw:frame>
        <draw:frame draw:style-name="gr10" draw:text-style-name="P6" draw:layer="layout" svg:width="1.948cm" svg:height="1.427cm" draw:transform="rotate (-0.00820304748437397) translate (13.015cm 2.444cm)">
          <draw:text-box>
            <text:p><text:span text:style-name="T1">2-2</text:span></text:p>
          </draw:text-box>
        </draw:frame>
        <draw:frame draw:style-name="gr10" draw:text-style-name="P6" draw:layer="layout" svg:width="1.72cm" svg:height="1.427cm" draw:transform="rotate (-0.00802851455917455) translate (10.258cm 2.444cm)">
          <draw:text-box>
            <text:p><text:span text:style-name="T1">2-1</text:span></text:p>
          </draw:text-box>
        </draw:frame>
        <draw:frame draw:style-name="gr11" draw:text-style-name="P6" draw:layer="layout" svg:width="1.501cm" svg:height="0.849cm" draw:transform="rotate (-0.00872664625997224) translate (7.446cm 2.444cm)">
          <draw:text-box>
            <text:p><text:span text:style-name="T1">2-0</text:span></text:p>
          </draw:text-box>
        </draw:frame>
        <draw:frame draw:style-name="gr12" draw:text-style-name="P6" draw:layer="layout" svg:width="1.893cm" svg:height="0.839cm" draw:transform="rotate (-0.00837758040957251) translate (4.493cm 2.438cm)">
          <draw:text-box>
            <text:p><text:span text:style-name="T1">1-1</text:span></text:p>
          </draw:text-box>
        </draw:frame>
        <draw:frame draw:style-name="gr13" draw:text-style-name="P8" draw:layer="layout" svg:width="1.608cm" svg:height="0.848cm" draw:transform="rotate (-0.00872664625997224) translate (4.611cm 5.942cm)">
          <draw:text-box>
            <text:p text:style-name="P7"><text:span text:style-name="T2">X</text:span><text:span text:style-name="T3">it</text:span></text:p>
          </draw:text-box>
        </draw:frame>
        <draw:frame draw:style-name="gr14" draw:text-style-name="P9" draw:layer="layout" svg:width="2.555cm" svg:height="1.345cm" draw:transform="rotate (-0.00820304748437397) translate (4.032cm 6.889cm)">
          <draw:text-box>
            <text:p><text:span text:style-name="T2">v</text:span><text:span text:style-name="T4">itj</text:span><text:span text:style-name="T2">(X.p</text:span><text:span text:style-name="T3">itj</text:span><text:span text:style-name="T5">)</text:span></text:p>
          </draw:text-box>
        </draw:frame>
        <draw:frame draw:style-name="gr15" draw:text-style-name="P10" draw:layer="layout" svg:width="5.073cm" svg:height="1.125cm" svg:x="12.141cm" svg:y="10.798cm">
          <draw:image xlink:href="Pictures/100000010000012E00000043F35E68185140DD93.png" xlink:type="simple" xlink:show="embed" xlink:actuate="onLoad" draw:mime-type="image/png">
            <text:p/>
          </draw:image>
        </draw:frame>
        <draw:frame draw:style-name="gr13" draw:text-style-name="P9" draw:layer="layout" svg:width="1.609cm" svg:height="0.848cm" draw:transform="rotate (-0.00872664625997224) translate (7.543cm 5.942cm)">
          <draw:text-box>
            <text:p><text:span text:style-name="T2">X</text:span><text:span text:style-name="T3">it</text:span></text:p>
          </draw:text-box>
        </draw:frame>
        <draw:frame draw:style-name="gr14" draw:text-style-name="P11" draw:layer="layout" svg:width="2.555cm" svg:height="1.345cm" draw:transform="rotate (-0.00820304748437397) translate (7.467cm 6.889cm)">
          <draw:text-box>
            <text:p text:style-name="P7"><text:span text:style-name="T6">v</text:span><text:span text:style-name="T7">itj</text:span></text:p>
          </draw:text-box>
        </draw:frame>
        <draw:frame draw:style-name="gr16" draw:text-style-name="P12" draw:layer="layout" svg:width="2.06cm" svg:height="1.361cm" draw:transform="rotate (-0.00820304748437397) translate (6.937cm 4.494cm)">
          <draw:text-box>
            <text:p text:style-name="P4"><text:span text:style-name="T8">coords</text:span><text:span text:style-name="T4">i</text:span><text:span text:style-name="T8"> <text:s/>(ω</text:span><text:span text:style-name="T3">i</text:span><text:span text:style-name="T9">)</text:span></text:p>
          </draw:text-box>
        </draw:frame>
        <draw:frame draw:style-name="gr17" draw:text-style-name="P11" draw:layer="layout" svg:width="1.316cm" svg:height="0.856cm" draw:transform="rotate (-0.00837758040957251) translate (7.577cm 7.773cm)">
          <draw:text-box>
            <text:p text:style-name="P7"><text:span text:style-name="T6">y</text:span><text:span text:style-name="T10">itj</text:span></text:p>
          </draw:text-box>
        </draw:frame>
        <draw:line draw:style-name="gr18" draw:text-style-name="P10" draw:layer="layout" svg:x1="6.219cm" svg:y1="6.255cm" svg:x2="6.929cm" svg:y2="6.255cm">
          <text:p/>
        </draw:line>
        <draw:line draw:style-name="gr18" draw:text-style-name="P10" draw:layer="layout" svg:x1="24.003cm" svg:y1="5.33cm" svg:x2="25.025cm" svg:y2="5.33cm">
          <text:p/>
        </draw:line>
        <draw:custom-shape draw:style-name="gr19" draw:text-style-name="P13" draw:layer="layout" svg:width="3.431cm" svg:height="2.637cm" svg:x="23.732cm" svg:y="4.278cm">
          <text:p/>
          <draw:enhanced-geometry svg:viewBox="0 0 21600 21600" draw:type="rectangle" draw:enhanced-path="M 0 0 L 21600 0 21600 21600 0 21600 0 0 Z N"/>
        </draw:custom-shape>
        <draw:frame draw:style-name="gr20" draw:text-style-name="P3" draw:layer="layout" svg:width="3.137cm" svg:height="0.962cm" draw:transform="rotate (-0.00855211333477281) translate (23.744cm 4.278cm)">
          <draw:text-box>
            <text:p>Legend</text:p>
          </draw:text-box>
        </draw:frame>
        <draw:line draw:style-name="gr18" draw:text-style-name="P10" draw:layer="layout" svg:x1="24.003cm" svg:y1="5.33cm" svg:x2="25.025cm" svg:y2="5.33cm">
          <text:p/>
        </draw:line>
        <draw:line draw:style-name="gr21" draw:text-style-name="P10" draw:layer="layout" svg:x1="24.003cm" svg:y1="5.973cm" svg:x2="25.025cm" svg:y2="5.973cm">
          <text:p/>
        </draw:line>
        <draw:frame draw:style-name="gr16" draw:text-style-name="P9" draw:layer="layout" svg:width="2.286cm" svg:height="1.361cm" draw:transform="rotate (-0.0092502450355705) translate (24.944cm 5.03cm)">
          <draw:text-box>
            <text:p><text:span text:style-name="T5">simTOcc</text:span></text:p>
          </draw:text-box>
        </draw:frame>
        <draw:frame draw:style-name="gr22" draw:text-style-name="P9" draw:layer="layout" svg:width="2.285cm" svg:height="1.096cm" draw:transform="rotate (-0.00872664625997224) translate (24.939cm 5.586cm)">
          <draw:text-box>
            <text:p><text:span text:style-name="T5">custom</text:span></text:p>
          </draw:text-box>
        </draw:frame>
        <draw:line draw:style-name="gr23" draw:text-style-name="P10" draw:layer="layout" svg:x1="5.114cm" svg:y1="10.148cm" svg:x2="5.114cm" svg:y2="8.845cm">
          <text:p/>
        </draw:line>
        <draw:line draw:style-name="gr23" draw:text-style-name="P10" draw:layer="layout" svg:x1="4.47cm" svg:y1="10.148cm" svg:x2="4.47cm" svg:y2="7.785cm">
          <text:p/>
        </draw:line>
        <draw:frame draw:style-name="gr24" draw:text-style-name="P9" draw:layer="layout" svg:width="1.458cm" svg:height="0.806cm" draw:transform="rotate (1.58179190108246) translate (4.421cm 10.449cm)">
          <draw:text-box>
            <text:p><text:span text:style-name="T5">NAs</text:span></text:p>
          </draw:text-box>
        </draw:frame>
        <draw:frame draw:style-name="gr25" draw:text-style-name="P9" draw:layer="layout" svg:width="1.458cm" svg:height="1.347cm" draw:transform="rotate (1.58109376938166) translate (7.262cm 10.451cm)">
          <draw:text-box>
            <text:p><text:span text:style-name="T5">NAs</text:span></text:p>
          </draw:text-box>
        </draw:frame>
        <draw:line draw:style-name="gr23" draw:text-style-name="P10" draw:layer="layout" svg:x1="7.914cm" svg:y1="10.15cm" svg:x2="7.914cm" svg:y2="8.807cm">
          <text:p/>
        </draw:line>
        <draw:line draw:style-name="gr23" draw:text-style-name="P10" draw:layer="layout" svg:x1="24.003cm" svg:y1="6.525cm" svg:x2="25.025cm" svg:y2="6.525cm">
          <text:p/>
        </draw:line>
        <draw:frame draw:style-name="gr26" draw:text-style-name="P9" draw:layer="layout" svg:width="2.285cm" svg:height="1.094cm" draw:transform="rotate (-0.00837758040957251) translate (24.939cm 6.139cm)">
          <draw:text-box>
            <text:p><text:span text:style-name="T5">NAs</text:span></text:p>
          </draw:text-box>
        </draw:frame>
        <draw:frame draw:style-name="gr27" draw:text-style-name="P9" draw:layer="layout" svg:width="1.457cm" svg:height="1.346cm" draw:transform="rotate (1.58179190108246) translate (10.249cm 10.469cm)">
          <draw:text-box>
            <text:p><text:span text:style-name="T5">NAs</text:span></text:p>
          </draw:text-box>
        </draw:frame>
        <draw:line draw:style-name="gr23" draw:text-style-name="P10" draw:layer="layout" svg:x1="10.922cm" svg:y1="10.168cm" svg:x2="10.922cm" svg:y2="8.825cm">
          <text:p/>
        </draw:line>
        <draw:frame draw:style-name="gr27" draw:text-style-name="P9" draw:layer="layout" svg:width="1.456cm" svg:height="1.346cm" draw:transform="rotate (1.58179190108246) translate (12.904cm 10.471cm)">
          <draw:text-box>
            <text:p><text:span text:style-name="T5">NAs</text:span></text:p>
          </draw:text-box>
        </draw:frame>
        <draw:line draw:style-name="gr23" draw:text-style-name="P10" draw:layer="layout" svg:x1="13.596cm" svg:y1="10.171cm" svg:x2="13.596cm" svg:y2="8.828cm">
          <text:p/>
        </draw:line>
        <draw:frame draw:style-name="gr27" draw:text-style-name="P9" draw:layer="layout" svg:width="1.457cm" svg:height="1.346cm" draw:transform="rotate (1.58179190108246) translate (15.475cm 10.469cm)">
          <draw:text-box>
            <text:p><text:span text:style-name="T5">NAs</text:span></text:p>
          </draw:text-box>
        </draw:frame>
        <draw:line draw:style-name="gr23" draw:text-style-name="P10" draw:layer="layout" svg:x1="16.207cm" svg:y1="10.168cm" svg:x2="16.207cm" svg:y2="8.825cm">
          <text:p/>
        </draw:line>
        <draw:frame draw:style-name="gr28" draw:text-style-name="P11" draw:layer="layout" svg:width="1.318cm" svg:height="0.857cm" draw:transform="rotate (-0.00837758040957251) translate (10.457cm 7.78cm)">
          <draw:text-box>
            <text:p text:style-name="P7"><text:span text:style-name="T6">y</text:span><text:span text:style-name="T10">itj</text:span></text:p>
          </draw:text-box>
        </draw:frame>
        <draw:line draw:style-name="gr29" draw:text-style-name="P10" draw:layer="layout" svg:x1="9.016cm" svg:y1="8.366cm" svg:x2="9.884cm" svg:y2="8.366cm">
          <text:p/>
        </draw:line>
        <draw:frame draw:style-name="gr28" draw:text-style-name="P11" draw:layer="layout" svg:width="1.318cm" svg:height="0.857cm" draw:transform="rotate (-0.00837758040957251) translate (13.114cm 7.78cm)">
          <draw:text-box>
            <text:p text:style-name="P7"><text:span text:style-name="T6">y</text:span><text:span text:style-name="T10">itj</text:span></text:p>
          </draw:text-box>
        </draw:frame>
        <draw:line draw:style-name="gr29" draw:text-style-name="P10" draw:layer="layout" svg:x1="11.914cm" svg:y1="8.366cm" svg:x2="12.565cm" svg:y2="8.366cm">
          <text:p/>
        </draw:line>
        <draw:frame draw:style-name="gr28" draw:text-style-name="P11" draw:layer="layout" svg:width="1.318cm" svg:height="0.857cm" draw:transform="rotate (-0.00837758040957251) translate (15.831cm 7.78cm)">
          <draw:text-box>
            <text:p text:style-name="P7"><text:span text:style-name="T6">y</text:span><text:span text:style-name="T10">itj</text:span></text:p>
          </draw:text-box>
        </draw:frame>
        <draw:line draw:style-name="gr29" draw:text-style-name="P10" draw:layer="layout" svg:x1="14.612cm" svg:y1="8.366cm" svg:x2="15.469cm" svg:y2="8.366cm">
          <text:p/>
        </draw:line>
        <draw:line draw:style-name="gr18" draw:text-style-name="P10" draw:layer="layout" svg:x1="3.21cm" svg:y1="4.04cm" svg:x2="21.355cm" svg:y2="4.04cm">
          <text:p/>
        </draw:line>
        <draw:frame draw:style-name="gr11" draw:text-style-name="P15" draw:layer="layout" svg:width="1.607cm" svg:height="0.849cm" draw:transform="rotate (-0.00802851455917455) translate (10.505cm 5.968cm)">
          <draw:text-box>
            <text:p text:style-name="P14"><text:span text:style-name="T2">L</text:span><text:span text:style-name="T3">i</text:span></text:p>
          </draw:text-box>
        </draw:frame>
        <draw:line draw:style-name="gr18" draw:text-style-name="P10" draw:layer="layout" svg:x1="8.988cm" svg:y1="5.191cm" svg:x2="9.883cm" svg:y2="6.128cm">
          <text:p/>
        </draw:line>
        <draw:frame draw:style-name="gr30" draw:text-style-name="P11" draw:layer="layout" svg:width="2.554cm" svg:height="1.346cm" draw:transform="rotate (-0.00855211333477282) translate (10.472cm 6.889cm)">
          <draw:text-box>
            <text:p text:style-name="P7"><text:span text:style-name="T6">v</text:span><text:span text:style-name="T7">itj</text:span></text:p>
          </draw:text-box>
        </draw:frame>
        <draw:line draw:style-name="gr29" draw:text-style-name="P10" draw:layer="layout" svg:x1="8.988cm" svg:y1="7.234cm" svg:x2="10.022cm" svg:y2="7.229cm">
          <text:p/>
        </draw:line>
        <draw:frame draw:style-name="gr31" draw:text-style-name="P8" draw:layer="layout" svg:width="1.953cm" svg:height="1.361cm" draw:transform="rotate (-0.00872664625997224) translate (15.632cm 6.913cm)">
          <draw:text-box>
            <text:p text:style-name="P7"><text:span text:style-name="T6">v</text:span><text:span text:style-name="T7">itj</text:span><text:span text:style-name="T2"> + L</text:span><text:span text:style-name="T4">i</text:span></text:p>
          </draw:text-box>
        </draw:frame>
        <draw:frame draw:style-name="gr11" draw:text-style-name="P15" draw:layer="layout" svg:width="1.61cm" svg:height="0.849cm" draw:transform="rotate (-0.00872664625997224) translate (13.033cm 6.889cm)">
          <draw:text-box>
            <text:p text:style-name="P14"><text:span text:style-name="T2">L</text:span><text:span text:style-name="T3">i</text:span></text:p>
          </draw:text-box>
        </draw:frame>
        <draw:line draw:style-name="gr18" draw:text-style-name="P10" draw:layer="layout" svg:x1="8.902cm" svg:y1="5.191cm" svg:x2="21.355cm" svg:y2="5.191cm">
          <text:p/>
        </draw:line>
        <draw:line draw:style-name="gr18" draw:text-style-name="P10" draw:layer="layout" svg:x1="11.893cm" svg:y1="6.297cm" svg:x2="12.788cm" svg:y2="7.234cm">
          <text:p/>
        </draw:line>
        <draw:line draw:style-name="gr18" draw:text-style-name="P10" draw:layer="layout" svg:x1="14.602cm" svg:y1="6.297cm" svg:x2="15.497cm" svg:y2="7.234cm">
          <text:p/>
        </draw:line>
        <draw:custom-shape draw:style-name="gr32" draw:text-style-name="P16" draw:layer="layout" svg:width="6.135cm" svg:height="1.022cm" svg:x="0.299cm" svg:y="1.26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10.957cm" svg:height="1.022cm" svg:x="6.623cm" svg:y="1.265cm">
          <text:p/>
          <draw:enhanced-geometry svg:viewBox="0 0 21600 21600" draw:type="rectangle" draw:enhanced-path="M 0 0 L 21600 0 21600 21600 0 21600 0 0 Z N"/>
        </draw:custom-shape>
        <draw:frame draw:style-name="gr34" draw:text-style-name="P3" draw:layer="layout" svg:width="3.915cm" svg:height="1.673cm" svg:x="1.97cm" svg:y="1.345cm">
          <draw:text-box>
            <text:p>STUDY 1</text:p>
          </draw:text-box>
        </draw:frame>
        <draw:frame draw:style-name="gr34" draw:text-style-name="P3" draw:layer="layout" svg:width="4.337cm" svg:height="1.673cm" svg:x="10.373cm" svg:y="1.351cm">
          <draw:text-box>
            <text:p>STUDY 2</text:p>
          </draw:text-box>
        </draw:frame>
        <draw:line draw:style-name="gr29" draw:text-style-name="P10" draw:layer="layout" svg:x1="17.335cm" svg:y1="8.257cm" svg:x2="18.192cm" svg:y2="8.257cm">
          <text:p/>
        </draw:line>
        <draw:line draw:style-name="gr18" draw:text-style-name="P10" draw:layer="layout" svg:x1="11.821cm" svg:y1="6.297cm" svg:x2="21.355cm" svg:y2="6.28cm">
          <text:p/>
        </draw:line>
        <draw:line draw:style-name="gr18" draw:text-style-name="P10" draw:layer="layout" svg:x1="17.585cm" svg:y1="7.335cm" svg:x2="21.355cm" svg:y2="7.335cm">
          <text:p/>
        </draw:line>
        <draw:frame draw:style-name="gr17" draw:text-style-name="P11" draw:layer="layout" svg:width="1.318cm" svg:height="0.856cm" draw:transform="rotate (-0.00750491578357628) translate (18.804cm 7.8cm)">
          <draw:text-box>
            <text:p text:style-name="P7"><text:span text:style-name="T6">y</text:span><text:span text:style-name="T10">itj</text:span></text:p>
          </draw:text-box>
        </draw:frame>
        <draw:frame draw:style-name="gr35" draw:text-style-name="P6" draw:layer="layout" svg:width="1.499cm" svg:height="1.228cm" draw:transform="rotate (-0.00872664625997224) translate (18.753cm 2.458cm)">
          <draw:text-box>
            <text:p><text:span text:style-name="T1">3-1</text:span></text:p>
          </draw:text-box>
        </draw:frame>
        <draw:frame draw:style-name="gr27" draw:text-style-name="P9" draw:layer="layout" svg:width="1.457cm" svg:height="1.346cm" draw:transform="rotate (1.58179190108246) translate (18.711cm 10.417cm)">
          <draw:text-box>
            <text:p><text:span text:style-name="T5">NAs</text:span></text:p>
          </draw:text-box>
        </draw:frame>
        <draw:line draw:style-name="gr23" draw:text-style-name="P10" draw:layer="layout" svg:x1="19.368cm" svg:y1="10.131cm" svg:x2="19.368cm" svg:y2="8.788cm">
          <text:p/>
        </draw:line>
        <draw:custom-shape draw:style-name="gr36" draw:text-style-name="P1" draw:layer="layout" svg:width="2.34cm" svg:height="5.534cm" svg:x="1.071cm" svg:y="3.395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.609cm" svg:height="0.848cm" draw:transform="rotate (-0.00872664625997224) translate (1.802cm 5.942cm)">
          <draw:text-box>
            <text:p text:style-name="P7"><text:span text:style-name="T2">X</text:span><text:span text:style-name="T3">it</text:span></text:p>
          </draw:text-box>
        </draw:frame>
        <draw:frame draw:style-name="gr14" draw:text-style-name="P9" draw:layer="layout" svg:width="2.554cm" svg:height="1.345cm" draw:transform="rotate (-0.00820304748437397) translate (1.025cm 6.889cm)">
          <draw:text-box>
            <text:p><text:span text:style-name="T2">v</text:span><text:span text:style-name="T4">itj</text:span><text:span text:style-name="T2">(X.p</text:span><text:span text:style-name="T3">itj</text:span><text:span text:style-name="T5">)</text:span></text:p>
          </draw:text-box>
        </draw:frame>
        <draw:frame draw:style-name="gr37" draw:text-style-name="P12" draw:layer="layout" svg:width="2.418cm" svg:height="1.025cm" draw:transform="rotate (-0.00907571211037108) translate (1.122cm 3.556cm)">
          <draw:text-box>
            <text:p text:style-name="P4"><text:span text:style-name="T11">time</text:span><text:span text:style-name="T4">t</text:span><text:span text:style-name="T11"> (</text:span><text:span text:style-name="T8">η</text:span><text:span text:style-name="T3">t</text:span><text:span text:style-name="T5">)</text:span></text:p>
          </draw:text-box>
        </draw:frame>
        <draw:frame draw:style-name="gr38" draw:text-style-name="P12" draw:layer="layout" svg:width="3.263cm" svg:height="1.916cm" draw:transform="rotate (-0.00802851455917455) translate (3.581cm 4.504cm)">
          <draw:text-box>
            <text:p text:style-name="P4"><text:span text:style-name="T2">coords</text:span><text:span text:style-name="T4">i</text:span><text:span text:style-name="T12"> (</text:span><text:span text:style-name="T6">smooth </text:span><text:span text:style-name="T13">ω</text:span><text:span text:style-name="T10">i</text:span><text:span text:style-name="T9">)</text:span></text:p>
          </draw:text-box>
        </draw:frame>
        <draw:frame draw:style-name="gr12" draw:text-style-name="P6" draw:layer="layout" svg:width="1.465cm" svg:height="0.839cm" draw:transform="rotate (-0.00890117918517077) translate (1.615cm 2.46cm)">
          <draw:text-box>
            <text:p><text:span text:style-name="T1">1-0</text:span></text:p>
          </draw:text-box>
        </draw:frame>
        <draw:line draw:style-name="gr23" draw:text-style-name="P10" draw:layer="layout" svg:x1="1.897cm" svg:y1="10.198cm" svg:x2="1.897cm" svg:y2="7.835cm">
          <text:p/>
        </draw:line>
        <draw:frame draw:style-name="gr24" draw:text-style-name="P9" draw:layer="layout" svg:width="1.458cm" svg:height="0.806cm" draw:transform="rotate (1.58179190108246) translate (1.847cm 10.498cm)">
          <draw:text-box>
            <text:p><text:span text:style-name="T5">NAs</text:span></text:p>
          </draw:text-box>
        </draw:frame>
        <draw:line draw:style-name="gr23" draw:text-style-name="P10" draw:layer="layout" svg:x1="2.576cm" svg:y1="10.197cm" svg:x2="2.576cm" svg:y2="8.894cm">
          <text:p/>
        </draw:line>
        <draw:custom-shape draw:style-name="gr39" draw:text-style-name="P18" draw:layer="layout" svg:width="4.981cm" svg:height="0.547cm" svg:x="1.32cm" svg:y="10.367cm">
          <text:p text:style-name="P17"><text:span text:style-name="T5">J=2</text:span></text:p>
          <draw:enhanced-geometry svg:viewBox="0 0 21600 21600" draw:type="rectangle" draw:enhanced-path="M 0 0 L 21600 0 21600 21600 0 21600 0 0 Z N"/>
        </draw:custom-shape>
        <draw:line draw:style-name="gr18" draw:text-style-name="P10" draw:layer="layout" svg:x1="3.411cm" svg:y1="6.31cm" svg:x2="3.879cm" svg:y2="6.31cm">
          <text:p/>
        </draw:line>
        <draw:frame draw:style-name="gr40" draw:text-style-name="P11" draw:layer="layout" svg:width="1.318cm" svg:height="0.858cm" draw:transform="rotate (-0.00837758040957251) translate (4.723cm 7.767cm)">
          <draw:text-box>
            <text:p text:style-name="P7"><text:span text:style-name="T6">y</text:span><text:span text:style-name="T10">itj</text:span></text:p>
          </draw:text-box>
        </draw:frame>
        <draw:path draw:style-name="gr41" draw:text-style-name="P10" draw:layer="layout" svg:width="4.351cm" svg:height="0.512cm" svg:x="11.145cm" svg:y="7.433cm" svg:viewBox="0 0 4352 513" svg:d="M0 334c4324 546 4352-334 4352-334">
          <text:p/>
        </draw:path>
        <draw:line draw:style-name="gr29" draw:text-style-name="P10" draw:layer="layout" svg:x1="15.497cm" svg:y1="7.434cm" svg:x2="15.646cm" svg:y2="7.221cm">
          <text:p/>
        </draw:line>
        <draw:frame draw:style-name="gr16" draw:text-style-name="P12" draw:layer="layout" svg:width="2.342cm" svg:height="1.361cm" draw:transform="rotate (-0.00802851455917455) translate (1.324cm 4.503cm)">
          <draw:text-box>
            <text:p text:style-name="P4"><text:span text:style-name="T2">coords</text:span><text:span text:style-name="T4">i</text:span><text:span text:style-name="T5"> (</text:span><text:span text:style-name="T9">ω</text:span><text:span text:style-name="T3">i</text:span><text:span text:style-name="T9">)</text:span></text:p>
          </draw:text-box>
        </draw:frame>
        <draw:frame draw:style-name="gr40" draw:text-style-name="P8" draw:layer="layout" svg:width="1.318cm" svg:height="0.858cm" draw:transform="rotate (-0.00837758040957251) translate (2.093cm 7.767cm)">
          <draw:text-box>
            <text:p text:style-name="P7"><text:span text:style-name="T2">y</text:span><text:span text:style-name="T3">itj</text:span></text:p>
          </draw:text-box>
        </draw:frame>
        <draw:line draw:style-name="gr18" draw:text-style-name="P10" draw:layer="layout" svg:x1="3.411cm" svg:y1="7.257cm" svg:x2="3.879cm" svg:y2="7.257cm">
          <text:p/>
        </draw:line>
        <draw:line draw:style-name="gr29" draw:text-style-name="P10" draw:layer="layout" svg:x1="3.411cm" svg:y1="8.133cm" svg:x2="3.879cm" svg:y2="8.133cm">
          <text:p/>
        </draw:line>
        <draw:line draw:style-name="gr18" draw:text-style-name="P10" draw:layer="layout" svg:x1="3.411cm" svg:y1="5.019cm" svg:x2="3.879cm" svg:y2="5.019cm">
          <text:p/>
        </draw:line>
        <draw:frame draw:style-name="gr42" draw:text-style-name="P10" draw:layer="layout" svg:width="4.746cm" svg:height="1.182cm" svg:x="1.42cm" svg:y="11.511cm">
          <draw:image xlink:href="Pictures/10000001000001B300000055286E40F2787F98BA.png" xlink:type="simple" xlink:show="embed" xlink:actuate="onLoad" draw:mime-type="image/png">
            <text:p/>
          </draw:image>
        </draw:frame>
        <draw:path draw:style-name="gr43" draw:text-style-name="P10" draw:layer="layout" svg:width="4.918cm" svg:height="0.357cm" svg:x="2.99cm" svg:y="4.174cm" svg:viewBox="0 0 4919 358" svg:d="M4919 358c-375-805-4919 0-4919 0">
          <text:p/>
        </draw:path>
        <draw:line draw:style-name="gr18" draw:text-style-name="P10" draw:layer="layout" svg:x1="8.009cm" svg:y1="4.632cm" svg:x2="8.095cm" svg:y2="4.748cm">
          <text:p/>
        </draw:line>
        <draw:frame draw:style-name="gr15" draw:text-style-name="P10" draw:layer="layout" svg:width="5.029cm" svg:height="1.939cm" svg:x="12.185cm" svg:y="11.693cm">
          <draw:image xlink:href="Pictures/100000010000018500000096276A510D20E29727.png" xlink:type="simple" xlink:show="embed" xlink:actuate="onLoad" draw:mime-type="image/png">
            <text:p/>
          </draw:image>
        </draw:frame>
        <draw:custom-shape draw:style-name="gr44" draw:text-style-name="P16" draw:layer="layout" svg:width="5.786cm" svg:height="1.022cm" svg:x="17.709cm" svg:y="1.265cm">
          <text:p/>
          <draw:enhanced-geometry svg:viewBox="0 0 21600 21600" draw:type="rectangle" draw:enhanced-path="M 0 0 L 21600 0 21600 21600 0 21600 0 0 Z N"/>
        </draw:custom-shape>
        <draw:frame draw:style-name="gr34" draw:text-style-name="P3" draw:layer="layout" svg:width="3.44cm" svg:height="1.673cm" svg:x="19.12cm" svg:y="1.265cm">
          <draw:text-box>
            <text:p>STUDY 3</text:p>
          </draw:text-box>
        </draw:frame>
        <draw:custom-shape draw:style-name="gr45" draw:text-style-name="P19" draw:layer="layout" svg:width="17.114cm" svg:height="0.531cm" svg:x="6.381cm" svg:y="10.367cm">
          <text:p text:style-name="P17"><text:span text:style-name="T5">J=1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26cm" svg:height="5.547cm" svg:x="21.355cm" svg:y="3.373cm">
          <text:p/>
          <draw:enhanced-geometry svg:viewBox="0 0 21600 21600" draw:type="rectangle" draw:enhanced-path="M 0 0 L 21600 0 21600 21600 0 21600 0 0 Z N"/>
        </draw:custom-shape>
        <draw:frame draw:style-name="gr35" draw:text-style-name="P6" draw:layer="layout" svg:width="1.499cm" svg:height="1.228cm" draw:transform="rotate (-0.00872664625997224) translate (21.753cm 2.459cm)">
          <draw:text-box>
            <text:p><text:span text:style-name="T1">3-2</text:span></text:p>
          </draw:text-box>
        </draw:frame>
        <draw:frame draw:style-name="gr16" draw:text-style-name="P12" draw:layer="layout" svg:width="2.465cm" svg:height="1.361cm" draw:transform="rotate (-0.00855211333477282) translate (21.163cm 3.528cm)">
          <draw:text-box>
            <text:p text:style-name="P4"><text:span text:style-name="T11">time</text:span><text:span text:style-name="T4">t</text:span><text:span text:style-name="T11"> (</text:span><text:span text:style-name="T8">η</text:span><text:span text:style-name="T3">t</text:span><text:span text:style-name="T5">)</text:span></text:p>
          </draw:text-box>
        </draw:frame>
        <draw:frame draw:style-name="gr16" draw:text-style-name="P12" draw:layer="layout" svg:width="2.14cm" svg:height="1.361cm" draw:transform="rotate (-0.00890117918517077) translate (21.363cm 4.501cm)">
          <draw:text-box>
            <text:p text:style-name="P4"><text:span text:style-name="T8">coords</text:span><text:span text:style-name="T4">i</text:span><text:span text:style-name="T8"> (ω</text:span><text:span text:style-name="T3">i</text:span><text:span text:style-name="T9">)</text:span></text:p>
          </draw:text-box>
        </draw:frame>
        <draw:frame draw:style-name="gr11" draw:text-style-name="P15" draw:layer="layout" svg:width="1.609cm" svg:height="0.849cm" draw:transform="rotate (-0.00872664625997224) translate (21.832cm 5.852cm)">
          <draw:text-box>
            <text:p text:style-name="P14"><text:span text:style-name="T2">L</text:span><text:span text:style-name="T3">i</text:span></text:p>
          </draw:text-box>
        </draw:frame>
        <draw:frame draw:style-name="gr46" draw:text-style-name="P20" draw:layer="layout" svg:width="2.024cm" svg:height="1.361cm" draw:transform="rotate (-0.00890117918517077) translate (21.517cm 6.915cm)">
          <draw:text-box>
            <text:p text:style-name="P7"><text:span text:style-name="T6">v</text:span><text:span text:style-name="T7">itj</text:span><text:span text:style-name="T14"> + L</text:span><text:span text:style-name="T15">i</text:span></text:p>
          </draw:text-box>
        </draw:frame>
        <draw:frame draw:style-name="gr17" draw:text-style-name="P11" draw:layer="layout" svg:width="1.318cm" svg:height="0.856cm" draw:transform="rotate (-0.00750491578357628) translate (21.777cm 7.754cm)">
          <draw:text-box>
            <text:p text:style-name="P7"><text:span text:style-name="T6">y</text:span><text:span text:style-name="T10">itj</text:span></text:p>
          </draw:text-box>
        </draw:frame>
        <draw:frame draw:style-name="gr27" draw:text-style-name="P9" draw:layer="layout" svg:width="1.457cm" svg:height="1.346cm" draw:transform="rotate (1.58179190108246) translate (21.787cm 10.449cm)">
          <draw:text-box>
            <text:p><text:span text:style-name="T5">NAs</text:span></text:p>
          </draw:text-box>
        </draw:frame>
        <draw:line draw:style-name="gr23" draw:text-style-name="P10" draw:layer="layout" svg:x1="22.444cm" svg:y1="10.163cm" svg:x2="22.444cm" svg:y2="8.82cm">
          <text:p/>
        </draw:line>
        <draw:line draw:style-name="gr29" draw:text-style-name="P10" draw:layer="layout" svg:x1="20.323cm" svg:y1="8.29cm" svg:x2="21.355cm" svg:y2="8.294cm">
          <text:p/>
        </draw:line>
        <presentation:notes draw:style-name="dp2">
          <draw:page-thumbnail draw:style-name="gr47" draw:layer="layout" svg:width="19.798cm" svg:height="11.136cm" svg:x="0.6cm" svg:y="2.257cm" draw:page-number="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10T09:10:57.129529815</meta:creation-date>
    <dc:date>2025-01-28T13:13:32.681889606</dc:date>
    <meta:editing-duration>PT19H46M4S</meta:editing-duration>
    <meta:editing-cycles>30</meta:editing-cycles>
    <meta:generator>LibreOffice/7.3.7.2$Linux_X86_64 LibreOffice_project/30$Build-2</meta:generator>
    <meta:document-statistic meta:object-count="129"/>
  </office:meta>
</office:document-meta>
</file>